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732.209148221098" calcext:value-type="float">
            <text:p>732.209148221098</text:p>
          </table:table-cell>
          <table:table-cell/>
        </table:table-row>
        <table:table-row table:style-name="ro1">
          <table:table-cell office:value-type="float" office:value="721.97995783637" calcext:value-type="float">
            <text:p>721.97995783637</text:p>
          </table:table-cell>
          <table:table-cell/>
        </table:table-row>
        <table:table-row table:style-name="ro1">
          <table:table-cell office:value-type="float" office:value="712.992142826586" calcext:value-type="float">
            <text:p>712.992142826586</text:p>
          </table:table-cell>
          <table:table-cell/>
        </table:table-row>
        <table:table-row table:style-name="ro1">
          <table:table-cell office:value-type="float" office:value="728.788607576486" calcext:value-type="float">
            <text:p>728.788607576486</text:p>
          </table:table-cell>
          <table:table-cell/>
        </table:table-row>
        <table:table-row table:style-name="ro1">
          <table:table-cell office:value-type="float" office:value="712.514606549434" calcext:value-type="float">
            <text:p>712.514606549434</text:p>
          </table:table-cell>
          <table:table-cell/>
        </table:table-row>
        <table:table-row table:style-name="ro1">
          <table:table-cell office:value-type="float" office:value="732.316389973124" calcext:value-type="float">
            <text:p>732.316389973124</text:p>
          </table:table-cell>
          <table:table-cell/>
        </table:table-row>
        <table:table-row table:style-name="ro1">
          <table:table-cell office:value-type="float" office:value="712.900650165393" calcext:value-type="float">
            <text:p>712.900650165393</text:p>
          </table:table-cell>
          <table:table-cell/>
        </table:table-row>
        <table:table-row table:style-name="ro1">
          <table:table-cell office:value-type="float" office:value="714.995602777043" calcext:value-type="float">
            <text:p>714.995602777043</text:p>
          </table:table-cell>
          <table:table-cell/>
        </table:table-row>
        <table:table-row table:style-name="ro1">
          <table:table-cell office:value-type="float" office:value="729.181857955374" calcext:value-type="float">
            <text:p>729.181857955374</text:p>
          </table:table-cell>
          <table:table-cell/>
        </table:table-row>
        <table:table-row table:style-name="ro1">
          <table:table-cell office:value-type="float" office:value="712.174625218104" calcext:value-type="float">
            <text:p>712.17462521810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formula="of:=AVERAGE([.A1:.A20])" office:value-type="float" office:value="721.005358909901" calcext:value-type="float">
            <text:p>721.0053589099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6:40:03.112565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06-01T06:40:27.342981583</dc:date>
    <dc:creator>Davide Ancona</dc:creator>
    <meta:editing-duration>PT6M25S</meta:editing-duration>
    <meta:editing-cycles>5</meta:editing-cycles>
    <meta:generator>LibreOffice/5.3.4.2$Linux_X86_64 LibreOffice_project/30$Build-2</meta:generator>
    <meta:document-statistic meta:table-count="1" meta:cell-count="12" meta:object-count="0"/>
  </office:meta>
</office:document-meta>
</file>